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ccb" officeooo:paragraph-rsid="0002fccb"/>
    </style:style>
    <style:style style:name="P2" style:family="paragraph" style:parent-style-name="Standard" style:list-style-name="L2">
      <style:text-properties officeooo:rsid="0004ce34" officeooo:paragraph-rsid="0004ce34"/>
    </style:style>
    <style:style style:name="P3" style:family="paragraph" style:parent-style-name="Standard" style:list-style-name="L2">
      <style:text-properties officeooo:rsid="0005cda9" officeooo:paragraph-rsid="0005cda9"/>
    </style:style>
    <style:style style:name="P4" style:family="paragraph" style:parent-style-name="Standard" style:list-style-name="L2">
      <style:text-properties officeooo:rsid="00064d68" officeooo:paragraph-rsid="00064d68"/>
    </style:style>
    <style:style style:name="P5" style:family="paragraph" style:parent-style-name="Standard" style:list-style-name="L2">
      <style:text-properties officeooo:rsid="00075324" officeooo:paragraph-rsid="00075324"/>
    </style:style>
    <style:style style:name="P6" style:family="paragraph" style:parent-style-name="Standard" style:list-style-name="L2">
      <style:text-properties officeooo:rsid="000d33b8" officeooo:paragraph-rsid="000d33b8"/>
    </style:style>
    <style:style style:name="P7" style:family="paragraph" style:parent-style-name="Standard" style:list-style-name="L2">
      <style:text-properties officeooo:rsid="000ddfaa" officeooo:paragraph-rsid="000ddfaa"/>
    </style:style>
    <style:style style:name="P8" style:family="paragraph" style:parent-style-name="Standard" style:list-style-name="L2">
      <style:text-properties officeooo:rsid="000dffb6" officeooo:paragraph-rsid="000dffb6"/>
    </style:style>
    <style:style style:name="P9" style:family="paragraph" style:parent-style-name="Standard" style:list-style-name="L2">
      <style:text-properties officeooo:rsid="000e479f" officeooo:paragraph-rsid="000e479f"/>
    </style:style>
    <style:style style:name="P10" style:family="paragraph" style:parent-style-name="Standard">
      <style:text-properties officeooo:rsid="000e479f" officeooo:paragraph-rsid="000e479f"/>
    </style:style>
    <style:style style:name="P11" style:family="paragraph" style:parent-style-name="Standard">
      <style:text-properties officeooo:rsid="00119fdd" officeooo:paragraph-rsid="00119fdd"/>
    </style:style>
    <style:style style:name="P12" style:family="paragraph" style:parent-style-name="Standard" style:list-style-name="L2">
      <style:text-properties officeooo:rsid="00136ce6" officeooo:paragraph-rsid="00136ce6"/>
    </style:style>
    <style:style style:name="T1" style:family="text">
      <style:text-properties officeooo:rsid="00072998"/>
    </style:style>
    <style:style style:name="T2" style:family="text">
      <style:text-properties officeooo:rsid="000b4771"/>
    </style:style>
    <style:style style:name="T3" style:family="text">
      <style:text-properties officeooo:rsid="000ebb48"/>
    </style:style>
    <style:style style:name="T4" style:family="text">
      <style:text-properties officeooo:rsid="001000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ression-Check</text:p>
      <text:list xml:id="list70789722037081241" text:style-name="L2">
        <text:list-item>
          <text:p text:style-name="P2">Dipole (source,open)</text:p>
        </text:list-item>
        <text:list-item>
          <text:p text:style-name="P2">RecCav (no source,wall)</text:p>
        </text:list-item>
        <text:list-item>
          <text:p text:style-name="P2"><text:span text:style-name="T4">KonfTest</text:span> SineWave (periodisch, <text:span text:style-name="T3">c=1</text:span>)</text:p>
        </text:list-item>
        <text:list-item>
          <text:p text:style-name="P2">SingleElectron ( Kreisbahn)</text:p>
        </text:list-item>
        <text:list-item>
          <text:p text:style-name="P3">Emission</text:p>
        </text:list-item>
        <text:list-item>
          <text:p text:style-name="P3">Coaxial cable (curved DG)</text:p>
        </text:list-item>
        <text:list-item>
          <text:p text:style-name="P3">PartCurvedTest (Semicircle, BC interaction)</text:p>
        </text:list-item>
        <text:list-item>
          <text:p text:style-name="P3">Short plasma wave (particle periodic bcs)</text:p>
        </text:list-item>
        <text:list-item>
          <text:p text:style-name="P3">RP test case</text:p>
        </text:list-item>
        <text:list-item>
          <text:p text:style-name="P4">Cylinder Tracking (inner curved<text:span text:style-name="T1">, emission + openbc</text:span>)</text:p>
        </text:list-item>
        <text:list-item>
          <text:p text:style-name="P5">Restart Ngeo 1 <text:span text:style-name="T2">bis 4 fuer Stephen</text:span></text:p>
        </text:list-item>
        <text:list-item>
          <text:p text:style-name="P6">Deposition methoden und MPI</text:p>
          <text:list>
            <text:list-item>
              <text:p text:style-name="P6">Shape Function</text:p>
            </text:list-item>
            <text:list-item>
              <text:p text:style-name="P6">Delta_Distri</text:p>
            </text:list-item>
            <text:list-item>
              <text:p text:style-name="P6">B-Spline</text:p>
            </text:list-item>
            <text:list-item>
              <text:p text:style-name="P6">Volume Weighting</text:p>
            </text:list-item>
            <text:list-item>
              <text:p text:style-name="P12">and DepositedCharge</text:p>
            </text:list-item>
          </text:list>
        </text:list-item>
        <text:list-item>
          <text:p text:style-name="P6">BG-Field</text:p>
          <text:list>
            <text:list-item>
              <text:p text:style-name="P6">Elektrisch</text:p>
            </text:list-item>
            <text:list-item>
              <text:p text:style-name="P6">Magnetisch</text:p>
            </text:list-item>
            <text:list-item>
              <text:p text:style-name="P6">Beides</text:p>
            </text:list-item>
          </text:list>
        </text:list-item>
        <text:list-item>
          <text:p text:style-name="P7">TimeDisc 1,2</text:p>
        </text:list-item>
        <text:list-item>
          <text:p text:style-name="P8">Rotating Particle</text:p>
        </text:list-item>
        <text:list-item>
          <text:p text:style-name="P9">Split &amp; Merge (Restart 1-2 Iterations) Two-Stream</text:p>
        </text:list-item>
      </text:list>
      <text:p text:style-name="P10"/>
      <text:p text:style-name="P11">Übernahme Convergenz-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05:40.702519337</meta:creation-date>
    <meta:generator>LibreOffice/4.3.7.2$Linux_X86_64 LibreOffice_project/430m0$Build-2</meta:generator>
    <dc:date>2015-06-22T11:21:51.324439553</dc:date>
    <meta:editing-duration>PT16M3S</meta:editing-duration>
    <meta:editing-cycles>18</meta:editing-cycles>
    <meta:document-statistic meta:table-count="0" meta:image-count="0" meta:object-count="0" meta:page-count="1" meta:paragraph-count="26" meta:word-count="98" meta:character-count="591" meta:non-whitespace-character-count="543"/>
  </office:meta>
</office:document-meta>
</file>